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3-03-2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2-04-1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2556" calcext:value-type="float">
            <text:p>59.31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13" calcext:value-type="float">
            <text:p>59.9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1532" calcext:value-type="float">
            <text:p>59.50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9794" calcext:value-type="float">
            <text:p>59.81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6746" calcext:value-type="float">
            <text:p>59.816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82072727273" calcext:value-type="float">
            <text:p>59.7782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48101080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